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C0000009027467AC9.jpg" manifest:media-type="image/jpeg"/>
  <manifest:file-entry manifest:full-path="Pictures/1000000100000154000000AA607125D4.png" manifest:media-type="image/png"/>
  <manifest:file-entry manifest:full-path="Pictures/100032A40000232800001194FD55B7A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ca36e" officeooo:paragraph-rsid="000ca36e"/>
    </style:style>
    <style:style style:name="P2" style:family="paragraph" style:parent-style-name="Text_20_body">
      <style:text-properties officeooo:paragraph-rsid="000ca36e"/>
    </style:style>
    <style:style style:name="P3" style:family="paragraph" style:parent-style-name="Title">
      <style:text-properties officeooo:rsid="000ca36e" officeooo:paragraph-rsid="000ca36e"/>
    </style:style>
    <style:style style:name="P4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08 Gescanntes PDF</text:p>
      <text:h text:style-name="P1" text:outline-level="1">Unterschriftsfeld</text:h>
      <text:p text:style-name="P2"><draw:frame text:anchor-type="paragraph" draw:z-index="0" draw:name="Form1" draw:style-name="gr1" draw:text-style-name="P4" svg:width="6.002cm" svg:height="3.001cm" svg:x="0cm" svg:y="0cm"><draw:image xlink:href="Pictures/100032A40000232800001194FD55B7AC.svg" xlink:type="simple" xlink:show="embed" xlink:actuate="onLoad" draw:mime-type="image/svg+xml"><text:p/></draw:image><draw:image xlink:href="Pictures/1000000100000154000000AA607125D4.png" xlink:type="simple" xlink:show="embed" xlink:actuate="onLoad" draw:mime-type="image/png"/><svg:desc>140</svg:desc><loext:signatureline loext:id="{E394662E-58A0-42E9-A14C-C5CF48BDBC2F}" loext:suggested-signer-name="Dr Harald Hutter" loext:suggested-signer-title="Entwickler" loext:show-sign-date="true" loext:can-add-comment="true"/></draw:frame><draw:frame draw:style-name="fr1" draw:name="Bild1" text:anchor-type="paragraph" svg:x="0.968cm" svg:y="-0.15cm" svg:width="3.51cm" svg:height="1.6cm" draw:z-index="1"><draw:image xlink:href="Pictures/100000000000013C0000009027467AC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2:26:13.041354884</meta:creation-date>
    <dc:date>2026-03-27T12:28:57.897592303</dc:date>
    <meta:editing-duration>PT2M45S</meta:editing-duration>
    <meta:editing-cycles>1</meta:editing-cycles>
    <meta:generator>LibreOffice/24.2.7.2$Linux_X86_64 LibreOffice_project/420$Build-2</meta:generator>
    <meta:print-date>2026-03-27T12:29:32.357890650</meta:print-date>
    <meta:printed-by>PDF-Dateien</meta:printed-by>
    <meta:document-statistic meta:table-count="0" meta:image-count="1" meta:object-count="0" meta:page-count="1" meta:paragraph-count="2" meta:word-count="5" meta:character-count="39" meta:non-whitespace-character-count="36"/>
  </office:meta>
</office:document-meta>
</file>